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questObservationConventionTests.addsClientNameForRequestWith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ObservationConventionTests.addsKeyValuesForRequestWithUriTemplateWith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lientRequestObservationConventionTests.shouldHaveContextu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questObservationConventionTests.supportsOnlyClientHttp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questObservationConventionTests.addsKeyValuesForRequestWith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lientRequestObservationConventionTests.createContext( ClientHttpRequest request ,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questObservationConventionTests.addsKeyValueForNonResolvabl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lientRequestObservationConventionTests.shouldHa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ObservationConventionTests.addsKeyValuesForRequestWithou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